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286f"/>
    </style:style>
    <style:style style:name="P2" style:family="paragraph" style:parent-style-name="Standard">
      <style:text-properties style:font-name="Courier" officeooo:rsid="000e286f" officeooo:paragraph-rsid="000e286f"/>
    </style:style>
    <style:style style:name="P3" style:family="paragraph" style:parent-style-name="Standard">
      <style:text-properties style:font-name="Courier" fo:font-weight="bold" officeooo:rsid="000e286f" officeooo:paragraph-rsid="000e286f" style:font-weight-asian="bold" style:font-weight-complex="bold"/>
    </style:style>
    <style:style style:name="P4" style:family="paragraph" style:parent-style-name="Standard">
      <style:text-properties style:font-name="Courier" officeooo:rsid="000e286f" officeooo:paragraph-rsid="000e286f"/>
    </style:style>
    <style:style style:name="P5" style:family="paragraph" style:parent-style-name="Standard">
      <style:text-properties style:font-name="Courier" officeooo:rsid="0016a295" officeooo:paragraph-rsid="0016a295"/>
    </style:style>
    <style:style style:name="P6" style:family="paragraph" style:parent-style-name="Standard">
      <style:text-properties style:font-name="Courier" officeooo:paragraph-rsid="0016a295"/>
    </style:style>
    <style:style style:name="P7" style:family="paragraph" style:parent-style-name="Standard">
      <style:text-properties style:font-name="Courier"/>
    </style:style>
    <style:style style:name="P8" style:family="paragraph" style:parent-style-name="Standard">
      <style:text-properties style:font-name="Courier" officeooo:rsid="0016a295" officeooo:paragraph-rsid="000e286f"/>
    </style:style>
    <style:style style:name="T1" style:family="text">
      <style:text-properties style:font-name="Courier" officeooo:rsid="000e286f"/>
    </style:style>
    <style:style style:name="T2" style:family="text">
      <style:text-properties style:font-name="Courier" officeooo:rsid="0016a295"/>
    </style:style>
    <style:style style:name="T3" style:family="text">
      <style:text-properties officeooo:rsid="0016a295"/>
    </style:style>
    <style:style style:name="T4" style:family="text">
      <style:text-properties officeooo:rsid="0016d25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d25a" style:font-weight-asian="bold" style:font-weight-complex="bold"/>
    </style:style>
    <style:style style:name="T7" style:family="text">
      <style:text-properties officeooo:rsid="00185acd"/>
    </style:style>
    <style:style style:name="T8" style:family="text">
      <style:text-properties officeooo:rsid="0018bdb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fd7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Nota: usare MPI_DOUBLE invece che MPI_INTEGER mi ha permesso di eliminare un fastidioso problema di identificazione dei punti del cammino.</text:p>
      <text:p text:style-name="P2"/>
      <text:p text:style-name="P2">Codice numpy per eseguire c++</text:p>
      <text:p text:style-name="P2"/>
      <text:p text:style-name="P2">%script bash</text:p>
      <text:p text:style-name="P2">make</text:p>
      <text:p text:style-name="P2">---------------------</text:p>
      <text:p text:style-name="P2">però non riesco a lanciare comandi MPI da numpy: </text:p>
      <text:p text:style-name="P2">devo allora lanciare il comando shell </text:p>
      <text:p text:style-name="P3">make &amp;&amp; mpiexec -np 4 main.exe</text:p>
      <text:p text:style-name="P2">----------------</text:p>
      <text:p text:style-name="P2"/>
      <text:p text:style-name="P2"># IMPOSTA I PARAMETRI DEL PROBLEMA</text:p>
      <text:p text:style-name="P2"/>
      <text:p text:style-name="P2">import subprocess</text:p>
      <text:p text:style-name="P2">from ipywidgets import interact</text:p>
      <text:p text:style-name="P2">import ipywidgets as widgets</text:p>
      <text:p text:style-name="P2">from ipywidgets import IntSlider, VBox, FloatSlider,Layout</text:p>
      <text:p text:style-name="P2"/>
      <text:p text:style-name="P2">cust = Layout(description_width='600px')</text:p>
      <text:p text:style-name="P2"/>
      <text:p text:style-name="P2">seme = IntSlider(value=23, min=11, max=99, step=1,description="seme", layout=cust)</text:p>
      <text:p text:style-name="P2">avversitaAmbientale= IntSlider(value=3, min=1, max=20, step=1,description="avversità", layout=cust)</text:p>
      <text:p text:style-name="P2"/>
      <text:p text:style-name="P2">pScambio = FloatSlider(value=.1, min=0, max=1, step=.1,description="p scambio",layout=cust)</text:p>
      <text:p text:style-name="P2">pTrasponi = FloatSlider(value=.1, min=0, max=1, step=.1,description="p trasponi", layout=cust)</text:p>
      <text:p text:style-name="P1"><text:span text:style-name="T1">pPermut = FloatSlider(value=.1, min=0, max=1, step=.1,description="p permut",layout=cust)</text:span>MPI_DOUBLE</text:p>
      <text:p text:style-name="P2">pInverti = FloatSlider(value=.1, min=0, max=1, step=.1,description="p inverti", layout=cust)</text:p>
      <text:p text:style-name="P2">pRiproduzione = FloatSlider(value=.5, min=0, max=1, step=.1,description="p riproduz",layout=cust)</text:p>
      <text:p text:style-name="P2"/>
      <text:p text:style-name="P2">popolazione = IntSlider(value=300, min=10, max=1000, step=1,description="popolazione", layout=cust)</text:p>
      <text:p text:style-name="P2">Ncities = IntSlider(value=34, min=4, max=2000, step=1,description="numero citta",layout=cust)</text:p>
      <text:p text:style-name="P2">generazioni = IntSlider(value=300, min=10, max=2000, step=1,description="generazioni", layout=cust)</text:p>
      <text:p text:style-name="P2"/>
      <text:p text:style-name="P2">sliders = VBox([seme, avversitaAmbientale, pScambio,pTrasponi,pPermut,pInverti,</text:p>
      <text:p text:style-name="P2"><text:s text:c="15"/>pRiproduzione,popolazione,Ncities,generazioni])</text:p>
      <text:p text:style-name="P2"><text:soft-page-break/></text:p>
      <text:p text:style-name="P2"># Display sliders</text:p>
      <text:p text:style-name="P2">sliders</text:p>
      <text:p text:style-name="P2"/>
      <text:p text:style-name="P2">-----------------------</text:p>
      <text:p text:style-name="P2">## GENERA LE CITTA</text:p>
      <text:p text:style-name="P2">import numpy as np</text:p>
      <text:p text:style-name="P2">import matplotlib.pyplot as plt</text:p>
      <text:p text:style-name="P2"/>
      <text:p text:style-name="P2">#cerchio</text:p>
      <text:p text:style-name="P2">angles = np.random.uniform(0, 2*np.pi, Ncities.value)</text:p>
      <text:p text:style-name="P2">x = np.cos(angles)</text:p>
      <text:p text:style-name="P2">y = np.sin(angles)</text:p>
      <text:p text:style-name="P2">data = np.column_stack((x, y))</text:p>
      <text:p text:style-name="P2">np.savetxt('risultati/cerchio0.txt', data, fmt='%.8f', delimiter='\t')</text:p>
      <text:p text:style-name="P2"/>
      <text:p text:style-name="P2"># quadrato</text:p>
      <text:p text:style-name="P2">x = np.random.uniform(0, 1, Ncities.value)</text:p>
      <text:p text:style-name="P2">y = np.random.uniform(0, 1, Ncities.value)</text:p>
      <text:p text:style-name="P2">data = np.column_stack((x, y))</text:p>
      <text:p text:style-name="P2">np.savetxt('risultati/quadrato0.txt', data, fmt='%.8f', delimiter='\t')</text:p>
      <text:p text:style-name="P2"/>
      <text:p text:style-name="P2">---------------------</text:p>
      <text:p text:style-name="P2">#ESEGUI CODICE C++</text:p>
      <text:p text:style-name="P2"/>
      <text:p text:style-name="P2">inputs = [str(seme.value), str(avversitaAmbientale.value), str(pScambio.value),</text:p>
      <text:p text:style-name="P2"><text:s text:c="10"/>str(pTrasponi.value),str(pPermut.value),</text:p>
      <text:p text:style-name="P2"><text:s text:c="9"/>str(pInverti.value),str(pRiproduzione.value),str(popolazione.value),</text:p>
      <text:p text:style-name="P2"><text:s text:c="10"/>str(Ncities.value),str(generazioni.value)]</text:p>
      <text:p text:style-name="P2"/>
      <text:p text:style-name="P2">inputs_str = '\n'.join(inputs)</text:p>
      <text:p text:style-name="P2">command = ['mpiexec', '-np', '4', 'main.exe']</text:p>
      <text:p text:style-name="P2"/>
      <text:p text:style-name="P2">result = subprocess.run(command, input=inputs_str, text=True, capture_output=True)</text:p>
      <text:p text:style-name="P2">print(result.stdout)</text:p>
      <text:p text:style-name="P2"/>
      <text:p text:style-name="P2"/>
      <text:p text:style-name="P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19:41:37.138230100</meta:creation-date>
    <dc:date>2024-04-13T13:58:18.161430235</dc:date>
    <meta:editing-duration>PT14M56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2" meta:paragraph-count="54" meta:word-count="238" meta:character-count="2611" meta:non-whitespace-character-count="2381"/>
  </office:meta>
</office:document-meta>
</file>